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4" style:family="paragraph" style:parent-style-name="Standard">
      <style:paragraph-properties fo:line-height="100%"/>
      <style:text-properties fo:font-size="10pt" officeooo:rsid="006a4d4a" officeooo:paragraph-rsid="006bf034" style:font-size-asian="10pt" style:font-size-complex="10pt"/>
    </style:style>
    <style:style style:name="P15"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16" style:family="paragraph" style:parent-style-name="Standard">
      <style:paragraph-properties fo:line-height="100%">
        <style:tab-stops>
          <style:tab-stop style:position="0.6354in"/>
        </style:tab-stops>
      </style:paragraph-properties>
      <style:text-properties fo:font-size="10pt" fo:font-weight="bold" officeooo:rsid="004a3547" officeooo:paragraph-rsid="004a3547" style:font-size-asian="10pt" style:font-weight-asian="bold" style:font-size-complex="10pt" style:font-weight-complex="bold"/>
    </style:style>
    <style:style style:name="P17"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6bf034"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20" style:family="paragraph" style:parent-style-name="Standard">
      <style:paragraph-properties fo:line-height="100%">
        <style:tab-stops>
          <style:tab-stop style:position="0.6354in"/>
        </style:tab-stops>
      </style:paragraph-properties>
      <style:text-properties fo:font-size="10pt" fo:font-style="italic" officeooo:rsid="003f1388" officeooo:paragraph-rsid="0038a794" style:font-size-asian="10pt" style:font-style-asian="italic" style:font-size-complex="10pt" style:font-style-complex="italic"/>
    </style:style>
    <style:style style:name="P21" style:family="paragraph" style:parent-style-name="Standard">
      <style:paragraph-properties fo:line-height="100%"/>
      <style:text-properties fo:color="#ffffff" fo:font-size="10pt" fo:background-color="#666666" style:font-size-asian="10pt" style:font-size-complex="10pt"/>
    </style:style>
    <style:style style:name="P22"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23"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24"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25" style:family="paragraph" style:parent-style-name="Standard">
      <style:paragraph-properties fo:line-height="100%"/>
      <style:text-properties officeooo:rsid="0030f4a0" officeooo:paragraph-rsid="0030f4a0"/>
    </style:style>
    <style:style style:name="P26" style:family="paragraph" style:parent-style-name="Standard">
      <style:paragraph-properties fo:line-height="100%"/>
      <style:text-properties officeooo:paragraph-rsid="00530475"/>
    </style:style>
    <style:style style:name="P27"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de58"/>
    </style:style>
    <style:style style:name="T28" style:family="text">
      <style:text-properties style:font-name="Arial1" fo:font-size="10pt" style:font-size-asian="10pt" style:font-size-complex="10pt"/>
    </style:style>
    <style:style style:name="T29" style:family="text">
      <style:text-properties style:font-name="Arial1" fo:font-size="10pt" officeooo:rsid="004596e2" style:font-size-asian="10pt" style:font-size-complex="10pt"/>
    </style:style>
    <style:style style:name="T30" style:family="text">
      <style:text-properties officeooo:rsid="00551b7e"/>
    </style:style>
    <style:style style:name="T31" style:family="text">
      <style:text-properties officeooo:rsid="0057b264"/>
    </style:style>
    <style:style style:name="T32" style:family="text">
      <style:text-properties officeooo:rsid="0058497a"/>
    </style:style>
    <style:style style:name="T33" style:family="text">
      <style:text-properties officeooo:rsid="005919fd"/>
    </style:style>
    <style:style style:name="T34" style:family="text">
      <style:text-properties officeooo:rsid="005e25f5"/>
    </style:style>
    <style:style style:name="T35" style:family="text">
      <style:text-properties officeooo:rsid="0061d577"/>
    </style:style>
    <style:style style:name="T36" style:family="text">
      <style:text-properties officeooo:rsid="0066f975"/>
    </style:style>
    <style:style style:name="T37" style:family="text">
      <style:text-properties officeooo:rsid="006bf034"/>
    </style:style>
    <style:style style:name="T38" style:family="text">
      <style:text-properties officeooo:rsid="006fa83f"/>
    </style:style>
    <style:style style:name="T39" style:family="text">
      <style:text-properties officeooo:rsid="007577ab"/>
    </style:style>
    <style:style style:name="T40" style:family="text">
      <style:text-properties officeooo:rsid="0038a7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1">Name</text:p>
          </table:table-cell>
          <table:table-cell table:style-name="Table1.B1" office:value-type="string">
            <text:p text:style-name="P25"><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22"><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24">Prereqs</text:p>
          </table:table-cell>
          <table:table-cell table:style-name="Table1.B4" office:value-type="string">
            <text:p text:style-name="P4">git</text:p>
          </table:table-cell>
        </table:table-row>
        <table:table-row table:style-name="Table1.1">
          <table:table-cell table:style-name="Table1.A3" office:value-type="string">
            <text:p text:style-name="P24">Narrative</text:p>
          </table:table-cell>
          <table:table-cell table:style-name="Table1.B4" office:value-type="string">
            <text:p text:style-name="P4"><text:s text:c="5"/>This first practical exercise <text:span text:style-name="T27">requires no </text:span>Python <text:span text:style-name="T27">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7">and code </text:span>to repositories.</text:p>
            <text:p text:style-name="P4"/>
            <text:p text:style-name="P26"><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 </text:span><text:span text:style-name="T16">Linux kernel. <text:s/></text:span><text:span text:style-name="T15">We say it’s distributed because every git repository on every computer is a full repository, independent of network access. <text:s/></text:span></text:p>
            <text:p text:style-name="P27"/>
            <text:p text:style-name="P26"><text:span text:style-name="T15"><text:s text:c="5"/>Read git’s</text:span><text:span text:style-name="T13"> </text:span><text:a xlink:type="simple" xlink:href="ttps://en.wikipedia.org/wiki/Git" text:style-name="Internet_20_link" text:visited-style-name="Visited_20_Internet_20_Link"><text:span text:style-name="T28">Wikipedia page</text:span></text:a><text:span text:style-name="T13"> </text:span><text:span text:style-name="T15">to learn more interesting facts about git.</text:span><text:span text:style-name="T13"> <text:s/></text:span><text:span text:style-name="T29">Here’s a short </text:span><text:a xlink:type="simple" xlink:href="https://www.wuno.com/news/the-importance-of-github-to-every-developer/" text:style-name="Internet_20_link" text:visited-style-name="Visited_20_Internet_20_Link"><text:span text:style-name="T29">one page article</text:span></text:a><text:span text:style-name="T29"> on the importance of git.</text:span></text:p>
          </table:table-cell>
        </table:table-row>
        <table:table-row table:style-name="Table1.1">
          <table:table-cell table:style-name="Table1.A1" office:value-type="string">
            <text:p text:style-name="P23">Instructions</text:p>
          </table:table-cell>
          <table:table-cell table:style-name="Table1.B5" office:value-type="string">
            <text:p text:style-name="P15">Part 1 – <text:span text:style-name="T27">Learning Git <text:s/>(flag)</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or jp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15">Part 2 – <text:span text:style-name="T27">Online Repositories</text:span></text:p>
            <text:p text:style-name="P3">(1) Create the <text:span text:style-name="T19">following </text:span>directory <text:span text:style-name="T19">in your home directory:</text:span> ~/Repos</text:p>
            <text:p text:style-name="P3"/>
            <text:p text:style-name="P6">(<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31">Fork the class repository (url below) into your GitHub account and then clone it into your ~/Repos directory.</text:span></text:p>
            <text:p text:style-name="P9"/>
            <text:p text:style-name="P9"><text:span text:style-name="T30"><text:s text:c="12"/></text:span><text:a xlink:type="simple" xlink:href="https://github.com/Code-Hugger/AdvPy-student.git" text:style-name="Internet_20_link" text:visited-style-name="Visited_20_Internet_20_Link"><text:span text:style-name="T30">https://github.com/Code-Hugger/AdvPy-student.git</text:span></text:a></text:p>
            <text:p text:style-name="P9"/>
            <text:p text:style-name="P12">If you’re not sure how to fork the repo, go back to the ‘Bootcamp’ section under help from the previous step and read ‘Fork a Repo’.</text:p>
            <text:p text:style-name="P7"/>
            <text:p text:style-name="P10">(4) <text:span text:style-name="T32">In the repository you just forked, change to the ‘Student_flags folder and read the file named GitHub.odt. <text:s/>This file contains the basic workflow for contributing to a project on GitHub. This will be how you submit files throughout this course (starting in the next step). </text:span></text:p>
            <text:p text:style-name="P10"/>
            <text:p text:style-name="P11">(<text:span text:style-name="T31">5</text:span>) <text:span text:style-name="T33">In the class repository create a sub-folder inside the ‘Student_flags’ folder using your LAST NAME as the name of the folder.</text:span> <text:span text:style-name="T31">Add</text:span> the screenshot of your Try Git Badge <text:span text:style-name="T34">(ex1_1_TryGit.png) </text:span>to the folder. <text:s/><text:span text:style-name="T31">Commit the file and send a pull request as described in the GitHub.odt document. Please don’t forget to always make your changes in a new branch as described in the GitHub.odt document. <text:s/>This is how you will submit various assignments throughout the class. <text:s/>Once I receive your pull request and verify completion of the Try Git course (after hours this evening), you will have earned your first flag. <text:s/>Flags in this class are simple SHA1 hashes. Just hold on to it once you get it. <text:s/>You will soon learn how to submit flags to the flag server (using Python of course).</text:span></text:p>
            <text:p text:style-name="P8"/>
            <text:p text:style-name="P8"/>
            <text:p text:style-name="P8"/>
            <text:p text:style-name="P8"><text:soft-page-break/></text:p>
            <text:p text:style-name="P8"/>
            <text:p text:style-name="P16">Part 3 – <text:span text:style-name="T27">Local Repositories (flag)</text:span></text:p>
            <text:p text:style-name="P2">(2) <text:span text:style-name="T19">Change to your repository directory: </text:span>cd ~/Repos</text:p>
            <text:p text:style-name="P2">(3) <text:span text:style-name="T10">C</text:span>lone the <text:span text:style-name="T35">local </text:span>course repo using the <text:span text:style-name="T10">URL</text:span> provided by the instructor.</text:p>
            <text:p text:style-name="P13">(4) <text:s/>This repository contains <text:span text:style-name="T36">your 2nd</text:span> flag. <text:s/>Again, hold on to it. <text:s/>You will soon learn how to submit flags. <text:s text:c="4"/><text:span text:style-name="T40">*Note: </text:span><text:span text:style-name="T23">You will ssh as user ‘git’ and that user’s password is also ‘git’</text:span></text:p>
            <text:p text:style-name="P20"/>
            <text:p text:style-name="P19"><text:span text:style-name="T11">F</text:span>LAG BONUS!</text:p>
            <text:p text:style-name="P14">This <text:span text:style-name="T37">bonus </text:span>flag can be earned <text:span text:style-name="T37">(only once) </text:span>three different ways:</text:p>
            <text:p text:style-name="P14">1 – Over 100 contributions to your GitHub account in the past 12 months</text:p>
            <text:p text:style-name="P14">2 – Having been a member on BitBucket for 2 years</text:p>
            <text:p text:style-name="P18">3 – 500 or more reputation points on StackOverflow.com</text:p>
            <text:p text:style-name="P17">To claim this flag: <text:s/>Create a text file named bonus.txt containing (1) full name (2) <text:span text:style-name="T39">user name used on the site – Github and bitbucket have user names in addition to real names.</text:span> (3) Site/s you met the above criteria on. <text:s/><text:span text:style-name="T38">You only have to meet only one of the three criteria. <text:s/>Place this bonus.txt file in your folder on the class repository (don’t forget the pull reques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43</meta:editing-cycles>
    <meta:creation-date>2016-06-29T12:46:00</meta:creation-date>
    <dc:date>2016-09-24T10:05:38.797471694</dc:date>
    <meta:editing-duration>PT12H13M25S</meta:editing-duration>
    <meta:generator>LibreOffice/5.1.5.2$Linux_X86_64 LibreOffice_project/10$Build-2</meta:generator>
    <meta:document-statistic meta:table-count="1" meta:image-count="0" meta:object-count="0" meta:page-count="2" meta:paragraph-count="32" meta:word-count="732" meta:character-count="4274" meta:non-whitespace-character-count="3496"/>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